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######################################</text:span></text:p>
      <text:p text:style-name="P1"><text:span text:style-name="T1"># Syntax Coloring Map For Adafruit_GFX</text:span></text:p>
      <text:p text:style-name="P1"><text:span text:style-name="T1"># and Adafruit_ST7735</text:span></text:p>
      <text:p text:style-name="P1"><text:span text:style-name="T1">#######################################</text:span></text:p>
      <text:p text:style-name="P1"/>
      <text:p text:style-name="P1"><text:span text:style-name="T1">#######################################</text:span></text:p>
      <text:p text:style-name="P1"><text:span text:style-name="T1"># Datatypes (KEYWORD1)</text:span></text:p>
      <text:p text:style-name="P1"><text:span text:style-name="T1">#######################################</text:span></text:p>
      <text:p text:style-name="P1"/>
      <text:p text:style-name="P1"><text:span text:style-name="T1">Adafruit_GFX<text:tab/>KEYWORD1</text:span></text:p>
      <text:p text:style-name="P1"><text:span text:style-name="T1">Adafruit_ST7735<text:tab/>KEYWORD1</text:span></text:p>
      <text:p text:style-name="P1"><text:span text:style-name="T1">PImage<text:tab/>KEYWORD1</text:span></text:p>
      <text:p text:style-name="P1"/>
      <text:p text:style-name="P1"><text:span text:style-name="T1">#######################################</text:span></text:p>
      <text:p text:style-name="P1"><text:span text:style-name="T1"># Methods and Functions (KEYWORD2)</text:span></text:p>
      <text:p text:style-name="P1"><text:span text:style-name="T1">#######################################</text:span></text:p>
      <text:p text:style-name="P1"/>
      <text:p text:style-name="P1"><text:span text:style-name="T1">drawPixel<text:tab/>KEYWORD2</text:span></text:p>
      <text:p text:style-name="P1"><text:span text:style-name="T1">invertDisplay<text:tab/>KEYWORD2</text:span></text:p>
      <text:p text:style-name="P1"><text:span text:style-name="T1">drawLine<text:tab/>KEYWORD2</text:span></text:p>
      <text:p text:style-name="P1"><text:span text:style-name="T1">drawFastVLine<text:tab/>KEYWORD2</text:span></text:p>
      <text:p text:style-name="P1"><text:span text:style-name="T1">drawFastHLine<text:tab/>KEYWORD2</text:span></text:p>
      <text:p text:style-name="P1"><text:span text:style-name="T1">drawRect<text:tab/>KEYWORD2</text:span></text:p>
      <text:p text:style-name="P1"><text:span text:style-name="T1">fillRect<text:tab/>KEYWORD2</text:span></text:p>
      <text:p text:style-name="P1"><text:span text:style-name="T1">fillScreen<text:tab/>KEYWORD2</text:span></text:p>
      <text:p text:style-name="P1"><text:soft-page-break/><text:span text:style-name="T1">drawCircle<text:tab/>KEYWORD2</text:span></text:p>
      <text:p text:style-name="P1"><text:span text:style-name="T1">drawCircleHelper<text:tab/>KEYWORD2</text:span></text:p>
      <text:p text:style-name="P1"><text:span text:style-name="T1">fillCircle<text:tab/>KEYWORD2</text:span></text:p>
      <text:p text:style-name="P1"><text:span text:style-name="T1">fillCircleHelper<text:tab/>KEYWORD2</text:span></text:p>
      <text:p text:style-name="P1"><text:span text:style-name="T1">drawTriangle<text:tab/>KEYWORD2</text:span></text:p>
      <text:p text:style-name="P1"><text:span text:style-name="T1">fillTriangle<text:tab/>KEYWORD2</text:span></text:p>
      <text:p text:style-name="P1"><text:span text:style-name="T1">drawRoundRect<text:tab/>KEYWORD2</text:span></text:p>
      <text:p text:style-name="P1"><text:span text:style-name="T1">fillRoundRect<text:tab/>KEYWORD2</text:span></text:p>
      <text:p text:style-name="P1"><text:span text:style-name="T1">drawBitmap<text:tab/>KEYWORD2</text:span></text:p>
      <text:p text:style-name="P1"><text:span text:style-name="T1">drawChar<text:tab/>KEYWORD2</text:span></text:p>
      <text:p text:style-name="P1"><text:span text:style-name="T1">setCursor<text:tab/>KEYWORD2</text:span></text:p>
      <text:p text:style-name="P1"><text:span text:style-name="T1">setTextColor<text:tab/>KEYWORD2</text:span></text:p>
      <text:p text:style-name="P1"><text:span text:style-name="T1">setTextSize<text:tab/>KEYWORD2</text:span></text:p>
      <text:p text:style-name="P1"><text:span text:style-name="T1">setTextWrap<text:tab/>KEYWORD2</text:span></text:p>
      <text:p text:style-name="P1"><text:span text:style-name="T1">height<text:tab/>KEYWORD2</text:span></text:p>
      <text:p text:style-name="P1"><text:span text:style-name="T1">width<text:tab/>KEYWORD2</text:span></text:p>
      <text:p text:style-name="P1"><text:span text:style-name="T1">setRotation<text:tab/>KEYWORD2</text:span></text:p>
      <text:p text:style-name="P1"><text:span text:style-name="T1">getRotation<text:tab/>KEYWORD2</text:span></text:p>
      <text:p text:style-name="P1"/>
      <text:p text:style-name="P1"/>
      <text:p text:style-name="P1"/>
      <text:p text:style-name="P1"><text:span text:style-name="T1">newColor<text:tab/>KEYWORD2</text:span></text:p>
      <text:p text:style-name="P1"><text:span text:style-name="T1">background<text:tab/>KEYWORD2</text:span></text:p>
      <text:p text:style-name="P1"><text:span text:style-name="T1">fill<text:tab/>KEYWORD2</text:span></text:p>
      <text:p text:style-name="P1"><text:span text:style-name="T1">noFill<text:tab/>KEYWORD2</text:span></text:p>
      <text:p text:style-name="P1"><text:span text:style-name="T1">stroke<text:tab/>KEYWORD2</text:span></text:p>
      <text:p text:style-name="P1"><text:soft-page-break/><text:span text:style-name="T1">noStroke<text:tab/>KEYWORD2</text:span></text:p>
      <text:p text:style-name="P1"><text:span text:style-name="T1">text<text:tab/>KEYWORD2</text:span></text:p>
      <text:p text:style-name="P1"><text:span text:style-name="T1">textWrap<text:tab/>KEYWORD2</text:span></text:p>
      <text:p text:style-name="P1"><text:span text:style-name="T1">textSize<text:tab/>KEYWORD2</text:span></text:p>
      <text:p text:style-name="P1"><text:span text:style-name="T1">circle<text:tab/>KEYWORD2</text:span></text:p>
      <text:p text:style-name="P1"><text:span text:style-name="T1">point<text:tab/>KEYWORD2</text:span></text:p>
      <text:p text:style-name="P1"><text:span text:style-name="T1">quad<text:tab/>KEYWORD2</text:span></text:p>
      <text:p text:style-name="P1"><text:span text:style-name="T1">rect<text:tab/>KEYWORD2</text:span></text:p>
      <text:p text:style-name="P1"><text:span text:style-name="T1">triangle<text:tab/>KEYWORD2</text:span></text:p>
      <text:p text:style-name="P1"><text:span text:style-name="T1">loadImage<text:tab/>KEYWORD2</text:span></text:p>
      <text:p text:style-name="P1"><text:span text:style-name="T1">image<text:tab/>KEYWORD2</text:span></text:p>
      <text:p text:style-name="P1"/>
      <text:p text:style-name="P1"><text:span text:style-name="T1">draw<text:tab/>KEYWORD2</text:span></text:p>
      <text:p text:style-name="P1"><text:span text:style-name="T1">isValid<text:tab/>KEYWORD2</text:span></text:p>
      <text:p text:style-name="P1"/>
      <text:p text:style-name="P1"><text:span text:style-name="T1">#######################################</text:span></text:p>
      <text:p text:style-name="P1"><text:span text:style-name="T1"># Constants (LITERAL1)</text:span></text:p>
      <text:p text:style-name="P1"><text:span text:style-name="T1">#######################################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0" meta:word-count="122" meta:character-count="1297" meta:non-whitespace-character-count="1235"/>
    <meta:generator>LibreOfficeDev/5.1.0.3$Linux_X86_64 LibreOffice_project/</meta:generator>
  </office:meta>
</office:document-meta>
</file>